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1" office:value-type="string" calcext:value-type="string">
            <text:p>+500</text:p>
          </table:table-cell>
          <table:table-cell table:number-columns-repeated="5"/>
          <table:table-cell table:style-name="ce3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style-name="Default"/>
          <table:table-cell table:number-columns-repeated="6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 table:number-rows-repeated="1048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 style:data-style-name="N2" text:time-value="00:24:13.92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8T00:27:23.683000000</dc:date>
    <meta:editing-duration>P9DT19H50M10S</meta:editing-duration>
    <meta:editing-cycles>4321</meta:editing-cycles>
    <meta:document-statistic meta:table-count="6" meta:cell-count="11967" meta:object-count="0"/>
    <meta:user-defined meta:name="qrichtext">1</meta:user-defined>
  </office:meta>
</office:document-meta>
</file>